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9000000C738D3D4F105324C6E.png" manifest:media-type="image/png"/>
  <manifest:file-entry manifest:full-path="Pictures/10000201000001AB00000232FBC90DA4F863F043.png" manifest:media-type="image/png"/>
  <manifest:file-entry manifest:full-path="Pictures/1000020100000199000001E5C7336E3D82B68F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14.487cm" svg:height="17.179cm" draw:z-index="0"><draw:image xlink:href="Pictures/1000020100000199000001E5C7336E3D82B68F25.png" xlink:type="simple" xlink:show="embed" xlink:actuate="onLoad" loext:mime-type="image/png"/></draw:frame><text:s text:c="15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032cm" svg:y="-1.184cm" svg:width="12.642cm" svg:height="16.637cm" draw:z-index="1"><draw:image xlink:href="Pictures/10000201000001AB00000232FBC90DA4F863F043.png" xlink:type="simple" xlink:show="embed" xlink:actuate="onLoad" loext:mime-type="image/png"/></draw:frame><draw:frame draw:style-name="fr1" draw:name="Image3" text:anchor-type="char" svg:x="1.582cm" svg:y="17.33cm" svg:width="13.566cm" svg:height="6.352cm" draw:z-index="2"><draw:image xlink:href="Pictures/10000201000001A9000000C738D3D4F105324C6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29T23:58:38.836921378</meta:creation-date>
    <dc:date>2025-12-30T00:04:57.432909148</dc:date>
    <meta:editing-duration>PT6M18S</meta:editing-duration>
    <meta:editing-cycles>1</meta:editing-cycles>
    <meta:document-statistic meta:table-count="0" meta:image-count="3" meta:object-count="0" meta:page-count="2" meta:paragraph-count="1" meta:word-count="0" meta:character-count="154" meta:non-whitespace-character-count="0"/>
    <meta:generator>LibreOffice/6.4.7.2$Linux_X86_64 LibreOffice_project/40$Build-2</meta:generator>
  </office:meta>
</office:document-meta>
</file>